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10c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"""</text:p>
      <text:p text:style-name="Standard">Name: Kushal Kishor Shankhapal</text:p>
      <text:p text:style-name="Standard">Roll no: 57</text:p>
      <text:p text:style-name="Standard">Branch: IT-3</text:p>
      <text:p text:style-name="Standard">Date: 19/01/2023</text:p>
      <text:p text:style-name="Standard">Assingnment no: <text:span text:style-name="T1">5 </text:span>(Written)</text:p>
      <text:p text:style-name="Standard">Assingnment Name: </text:p>
      <text:p text:style-name="Standard">Program for performing various String Operations.</text:p>
      <text:p text:style-name="Standard">"""</text:p>
      <text:p text:style-name="Standard"/>
      <text:p text:style-name="Standard">s = input("Enter a string: ")</text:p>
      <text:p text:style-name="Standard"/>
      <text:p text:style-name="Standard">while(1):</text:p>
      <text:p text:style-name="Standard"><text:s text:c="4"/>print("*******************************")</text:p>
      <text:p text:style-name="Standard"><text:s text:c="4"/>print("1. Calculate length of string\n2. String reversal\n3. Equality check of two strings\n4. Check palindrome\n5. Check substring")</text:p>
      <text:p text:style-name="Standard"><text:s text:c="4"/>choice = int(input("Enter your Choice: "))</text:p>
      <text:p text:style-name="Standard"/>
      <text:p text:style-name="Standard"><text:s text:c="4"/>if choice == 1:</text:p>
      <text:p text:style-name="Standard"><text:s text:c="8"/>print("Length of the string is", len(s), "\n")</text:p>
      <text:p text:style-name="Standard"/>
      <text:p text:style-name="Standard"><text:s text:c="4"/>elif choice == 2:</text:p>
      <text:p text:style-name="Standard"><text:s text:c="8"/>print("Reverse of the string is: ", s[::-1], "\n")</text:p>
      <text:p text:style-name="Standard"/>
      <text:p text:style-name="Standard"><text:s text:c="4"/>elif choice == 3:</text:p>
      <text:p text:style-name="Standard"><text:s text:c="8"/>s2 = input("Enter a string to compare: \n")</text:p>
      <text:p text:style-name="Standard"/>
      <text:p text:style-name="Standard"><text:s text:c="8"/>if s == s2:</text:p>
      <text:p text:style-name="Standard"><text:s text:c="12"/>print("Strings are Equal. \n")</text:p>
      <text:p text:style-name="Standard"><text:s text:c="8"/>else:</text:p>
      <text:p text:style-name="Standard"><text:s text:c="12"/>print("Strings are not Equal \n")</text:p>
      <text:p text:style-name="Standard"><text:s text:c="4"/></text:p>
      <text:p text:style-name="Standard"><text:s text:c="4"/>elif choice == 4:</text:p>
      <text:p text:style-name="Standard"><text:s text:c="8"/>if s == s[::-1]:</text:p>
      <text:p text:style-name="Standard"><text:s text:c="12"/>print("String is a Palindrome. \n")</text:p>
      <text:p text:style-name="Standard"><text:s text:c="8"/>else:</text:p>
      <text:p text:style-name="Standard"><text:s text:c="12"/>print("String is not a Palindrome. \n")</text:p>
      <text:p text:style-name="Standard"><text:s text:c="4"/></text:p>
      <text:p text:style-name="Standard"><text:s text:c="4"/>elif choice == 5:</text:p>
      <text:p text:style-name="Standard"><text:s text:c="8"/>sub = input("Enter a substring to compare: \n")</text:p>
      <text:p text:style-name="Standard"><text:s text:c="8"/>if sub in s:</text:p>
      <text:p text:style-name="Standard"><text:s text:c="12"/>print(sub, "is present in", s, "\n")</text:p>
      <text:p text:style-name="Standard"><text:s text:c="8"/>else:</text:p>
      <text:p text:style-name="Standard"><text:s text:c="12"/>print(sub, "is not present in", s, "\n")</text:p>
      <text:p text:style-name="Standard"><text:s text:c="4"/></text:p>
      <text:p text:style-name="Standard"><text:s text:c="4"/>else:</text:p>
      <text:p text:style-name="Standard"><text:s text:c="8"/>print("\nInvalid Choice! Exiting Programme.")</text:p>
      <text:p text:style-name="Standard"><text:s text:c="8"/>exit()</text:p>
      <text:p text:style-name="Standard">"""</text:p>
      <text:p text:style-name="Standard">Output:</text:p>
      <text:p text:style-name="Standard"/>
      <text:p text:style-name="Standard">Enter a string: madam</text:p>
      <text:p text:style-name="Standard"><text:soft-page-break/>*******************************</text:p>
      <text:p text:style-name="Standard">1. Calculate length of string</text:p>
      <text:p text:style-name="Standard">2. String reversal</text:p>
      <text:p text:style-name="Standard">3. Equality check of two strings</text:p>
      <text:p text:style-name="Standard">4. Check palindrome</text:p>
      <text:p text:style-name="Standard">5. Check substring</text:p>
      <text:p text:style-name="Standard">Enter your Choice: 1</text:p>
      <text:p text:style-name="Standard">Length of the string is 5 </text:p>
      <text:p text:style-name="Standard"/>
      <text:p text:style-name="Standard">*******************************</text:p>
      <text:p text:style-name="Standard">1. Calculate length of string</text:p>
      <text:p text:style-name="Standard">2. String reversal</text:p>
      <text:p text:style-name="Standard">3. Equality check of two strings</text:p>
      <text:p text:style-name="Standard">4. Check palindrome</text:p>
      <text:p text:style-name="Standard">5. Check substring</text:p>
      <text:p text:style-name="Standard">Enter your Choice: 2</text:p>
      <text:p text:style-name="Standard">Reverse of the string is: <text:s/>madam </text:p>
      <text:p text:style-name="Standard"/>
      <text:p text:style-name="Standard">*******************************</text:p>
      <text:p text:style-name="Standard">1. Calculate length of string</text:p>
      <text:p text:style-name="Standard">2. String reversal</text:p>
      <text:p text:style-name="Standard">3. Equality check of two strings</text:p>
      <text:p text:style-name="Standard">4. Check palindrome</text:p>
      <text:p text:style-name="Standard">5. Check substring</text:p>
      <text:p text:style-name="Standard">Enter your Choice: 3</text:p>
      <text:p text:style-name="Standard">Enter a string to compare: </text:p>
      <text:p text:style-name="Standard">Madam</text:p>
      <text:p text:style-name="Standard">Strings are not Equal </text:p>
      <text:p text:style-name="Standard"/>
      <text:p text:style-name="Standard">*******************************</text:p>
      <text:p text:style-name="Standard">1. Calculate length of string</text:p>
      <text:p text:style-name="Standard">2. String reversal</text:p>
      <text:p text:style-name="Standard">3. Equality check of two strings</text:p>
      <text:p text:style-name="Standard">4. Check palindrome</text:p>
      <text:p text:style-name="Standard">5. Check substring</text:p>
      <text:p text:style-name="Standard">Enter your Choice: 4</text:p>
      <text:p text:style-name="Standard">String is a Palindrome. </text:p>
      <text:p text:style-name="Standard"/>
      <text:p text:style-name="Standard">*******************************</text:p>
      <text:p text:style-name="Standard">1. Calculate length of string</text:p>
      <text:p text:style-name="Standard">2. String reversal</text:p>
      <text:p text:style-name="Standard">3. Equality check of two strings</text:p>
      <text:p text:style-name="Standard">4. Check palindrome</text:p>
      <text:p text:style-name="Standard">5. Check substring</text:p>
      <text:p text:style-name="Standard">Enter your Choice: 5</text:p>
      <text:p text:style-name="Standard">Enter a substring to compare: </text:p>
      <text:p text:style-name="Standard">mad</text:p>
      <text:p text:style-name="Standard">mad is present in madam </text:p>
      <text:p text:style-name="Standard"/>
      <text:p text:style-name="Standard">*******************************</text:p>
      <text:p text:style-name="Standard">1. Calculate length of string</text:p>
      <text:p text:style-name="Standard">2. String reversal</text:p>
      <text:p text:style-name="Standard"><text:soft-page-break/>3. Equality check of two strings</text:p>
      <text:p text:style-name="Standard">4. Check palindrome</text:p>
      <text:p text:style-name="Standard">5. Check substring</text:p>
      <text:p text:style-name="Standard">Enter your Choice: 9</text:p>
      <text:p text:style-name="Standard"/>
      <text:p text:style-name="Standard">Invalid Choice! Exiting Programme.</text:p>
      <text:p text:style-name="Standard">"""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9T16:29:28.479329937</meta:creation-date>
    <dc:date>2023-01-19T16:31:35.760132694</dc:date>
    <meta:editing-duration>PT5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97" meta:word-count="358" meta:character-count="2494" meta:non-whitespace-character-count="2005"/>
  </office:meta>
</office:document-meta>
</file>